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4.77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79cm" svg:height="1.193cm" svg:x="11.525cm" svg:y="10.152cm">
          <draw:text-box>
            <text:p><text:author-name text:fixed="false" text:display="sender-lastname">Cradle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count>1</text:page-count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count>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count>1</text:page-count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35:08.073374969</meta:creation-date>
    <dc:date>2016-03-21T21:32:15.016353682</dc:date>
    <dc:creator>Louisa Cradle</dc:creator>
    <meta:editing-duration>PT17M24S</meta:editing-duration>
    <meta:editing-cycles>69</meta:editing-cycles>
    <meta:generator>LibreOfficeDev/5.2.0.0.alpha0$Linux_X86_64 LibreOffice_project/3dbcae4df48426ec6115ce4d3b5fa2afad96226b</meta:generator>
    <meta:document-statistic meta:object-count="24"/>
  </office:meta>
</office:document-meta>
</file>